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erif" svg:font-family="'DejaVu Serif', serif"/>
    <style:font-face style:name="Mangal1" svg:font-family="Mangal"/>
    <style:font-face style:name="SimSun1" svg:font-family="SimSun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mm" fo:margin-bottom="0mm"/>
    </style:style>
    <style:style style:name="P2" style:family="paragraph" style:parent-style-name="Text_20_body">
      <style:paragraph-properties fo:margin-top="0mm" fo:margin-bottom="0mm"/>
    </style:style>
    <style:style style:name="P3" style:family="paragraph" style:parent-style-name="Heading_20_2" style:master-page-name="HTML">
      <style:paragraph-properties style:page-number="auto"/>
    </style:style>
    <style:style style:name="T1" style:family="text">
      <style:text-properties fo:font-style="italic"/>
    </style:style>
    <style:style style:name="T2" style:family="text">
      <style:text-properties style:text-position="super 58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General</text:h>
      <text:p text:style-name="Text_20_body">Vi begins in command mode, where the cursor movement and text deletion and pasting occur. Insertion mode begins upon entering an insertion or change command. [ESC] returns to command mode.</text:p>
      <text:p text:style-name="Text_20_body">Most commands execute as soon as you type them, <text:line-break/>"colon" commands execute when you press the return key.</text:p>
      <text:p text:style-name="Text_20_body">Prefix most commands with a number to repeat it. </text:p>
      <text:h text:style-name="Heading_20_2" text:outline-level="2">Quit</text:h>
      <text:p text:style-name="Text_20_body">:q<text:tab/>quit (fails if anything has changed)<text:line-break/>:q!<text:tab/>quit and throw away changes <text:line-break/>:w<text:tab/>write (save) the file<text:line-break/>:w &lt;file&gt;<text:span text:style-name="T1"><text:tab/></text:span>save as<text:line-break/>:wq<text:tab/>write (save) and quit <text:line-break/>ZZ<text:tab/>write (save) and quit </text:p>
      <text:h text:style-name="Heading_20_2" text:outline-level="2">Scroll</text:h>
      <text:p text:style-name="Text_20_body">C-d<text:tab/>scroll down half screen<text:line-break/>C-u<text:tab/>scroll up half screen<text:line-break/>C-f<text:tab/>page forward (down)<text:line-break/>C-b<text:tab/>page backward (up)<text:line-break/>z.<text:tab/>scroll window, cursor in the middle</text:p>
      <text:h text:style-name="Heading_20_2" text:outline-level="2">Move</text:h>
      <text:p text:style-name="Text_20_body">Arrow and navigation keys can be used as well.</text:p>
      <text:p text:style-name="Text_20_body">h<text:tab/>left<text:tab/>or left arrow<text:line-break/>j<text:tab/>down<text:tab/>or down arrow<text:line-break/>k<text:tab/>up<text:tab/>or up arrow<text:line-break/>l<text:tab/>right<text:tab/>or right arrow</text:p>
      <text:p text:style-name="Text_20_body">w<text:tab/>next word<text:line-break/>W<text:tab/>next word - blank delimited<text:line-break/>e<text:tab/>end of word<text:line-break/>E<text:tab/>end of word - blank delimited<text:line-break/>b<text:tab/>previous word<text:line-break/>B<text:tab/>previous word - blank delimited</text:p>
      <text:p text:style-name="Text_20_body">0<text:tab/>(zero) start of line <text:line-break/>^<text:tab/>first non-blank character of line <text:line-break/>$<text:tab/>end of line</text:p>
      <text:p text:style-name="Text_20_body">G<text:tab/>go to last line<text:line-break/>1G<text:tab/>go to 1<text:span text:style-name="T2">st</text:span> line</text:p>
      <text:p text:style-name="Text_20_body">H<text:tab/>top of screen<text:line-break/>M<text:tab/>middle of screen<text:line-break/>L<text:tab/>bottom of screen</text:p>
      <text:p text:style-name="Text_20_body">%<text:tab/>associated () [] {}</text:p>
      <text:h text:style-name="Heading_20_2" text:outline-level="2">Windows</text:h>
      <text:p text:style-name="P1">:e &lt;file&gt;<text:tab/>Edit a file in a new buffer </text:p>
      <text:p text:style-name="P1">:sp &lt;file&gt;<text:tab/>Open a file in a new buffer and split window </text:p>
      <text:p text:style-name="P1">:bn<text:tab/>go to next buffer in same window</text:p>
      <text:p text:style-name="P1">:bp<text:tab/>go to previous buffer in same window</text:p>
      <text:p text:style-name="P1">:bd<text:tab/>delete a buffer (close a file) </text:p>
      <text:p text:style-name="P1">C-w s<text:tab/>Split windows <text:s/></text:p>
      <text:p text:style-name="P1">C-w v<text:tab/>Split windows vertically </text:p>
      <text:p text:style-name="P1">C-w w<text:tab/>switch between windows</text:p>
      <text:p text:style-name="P1">C-w&lt;Move&gt;<text:tab/>switch to window in direction of Move</text:p>
      <text:p text:style-name="Text_20_body">C-w q<text:tab/>Quit a window</text:p>
      <text:h text:style-name="Heading_20_2" text:outline-level="2">Insert</text:h>
      <text:p text:style-name="Text_20_body">vi will remain in insert- or replace mode until pressing ESC.</text:p>
      <text:p text:style-name="Text_20_body">i<text:tab/>start insert mode at cursor<text:line-break/>I<text:tab/>insert at the beginning of the line<text:line-break/>a<text:tab/>append after the cursor<text:line-break/>A<text:tab/>append at the end of the line<text:line-break/>o<text:tab/>open (append) blank line below (no LF needed)<text:line-break/>O<text:tab/>open blank line above current line</text:p>
      <text:p text:style-name="Text_20_body">r<text:tab/>replace single character, stay in command mode<text:line-break/>R<text:tab/>start replacing many characters at cursor</text:p>
      <text:h text:style-name="Heading_20_2" text:outline-level="2">Edit</text:h>
      <text:p text:style-name="Text_20_body">Prefix commands below with single lowercase letter to use specific buffer instead of general clipboard.</text:p>
      <text:p text:style-name="Text_20_body"><text:span text:style-name="T4">Change</text:span> “c”+&lt;Move&gt; commands delete and enter insert mode.</text:p>
      <text:p text:style-name="Text_20_body">c&lt;Move&gt;<text:tab/>delete text specified by Move, enter insert mode<text:line-break/>C<text:tab/>change to end of line (same as c$)<text:line-break/>cc<text:tab/>change the whole line<text:line-break/>S<text:tab/>change the whole line (same as cc)<text:line-break/>s<text:tab/>delete character at cursor and subsitute text</text:p>
      <text:p text:style-name="Text_20_body"><text:span text:style-name="T4">Delete</text:span> “d”+&lt;Move&gt; commands delete text specified by Move. </text:p>
      <text:p text:style-name="Text_20_body">d&lt;Move&gt;<text:tab/>delete text specified by Move<text:line-break/>x<text:tab/>delete character at cursor (Del)<text:line-break/>X<text:tab/>delete character before cursor (Backspace)<text:line-break/>D<text:tab/>delete to end of line<text:line-break/>dd<text:tab/>delete the whole line<text:line-break/>:d<text:tab/>delete the whole line<text:line-break/>J<text:tab/>join line below to this (change LF to space)</text:p>
      <text:p text:style-name="Text_20_body"><text:span text:style-name="T4">Yank</text:span> “y”+&lt;Move&gt; commands copy text specified by Move</text:p>
      <text:p text:style-name="Text_20_body">y&lt;Move&gt;<text:tab/>yank text specified by Move<text:line-break/>yy<text:tab/>yank the whole line<text:line-break/>:y<text:tab/>yank the whole line</text:p>
      <text:p text:style-name="Text_20_body"><text:span text:style-name="T4">Put</text:span> commands paste the clipboard.</text:p>
      <text:p text:style-name="Text_20_body">p<text:tab/>put (paste) the clipboard AFTER cursor <text:line-break/>P<text:tab/>put (paste) the clipboard AT cursor</text:p>
      <text:h text:style-name="Heading_20_2" text:outline-level="2">Visual</text:h>
      <text:p text:style-name="Text_20_body">Start a visual selection, then type a command.</text:p>
      <text:p text:style-name="P1">v&lt;Move&gt;<text:tab/>start visual mode</text:p>
      <text:p text:style-name="P1">V&lt;Move&gt;<text:tab/>start visual mode, whole lines only</text:p>
      <text:p text:style-name="P1">C-v&lt;Move&gt;<text:tab/>start visual block mode </text:p>
      <text:p text:style-name="P1">o<text:tab/>move to opposite end of marked area </text:p>
      <text:p text:style-name="P1">O<text:tab/>move to other corner of block <text:s/>horizontally</text:p>
      <text:p text:style-name="Text_20_body">Esc<text:tab/>exit visual mode </text:p>
      <text:h text:style-name="Heading_20_2" text:outline-level="2">Search</text:h>
      <text:p text:style-name="Text_20_body">General form<text:tab/><text:span text:style-name="T3">[/?]pattern[/?]&lt;offset&gt;&lt;LF&gt;</text:span></text:p>
      <text:p text:style-name="Text_20_body">/pattern<text:tab/>search forward for pattern <text:line-break/>?pattern?-2<text:tab/>search backward for pattern, go to 2<text:span text:style-name="T2">nd</text:span> line above <text:line-break/>//e<text:tab/>repeat last search pattern, go to end of match<text:line-break/>/<text:tab/>repeat last search pattern with last offset<text:line-break/>n<text:tab/>repeat search in same direction <text:line-break/>N<text:tab/>repeat search in opposite direction </text:p>
      <text:h text:style-name="Heading_20_2" text:outline-level="2">Replace</text:h>
      <text:p text:style-name="Text_20_body">General form<text:tab/><text:span text:style-name="T3">:[range]s/pattern/string/[flags]</text:span></text:p>
      <text:p text:style-name="Text_20_body">:%s/old/new/<text:tab/><text:tab/>replace first in each line of file<text:line-break/>:%s/old/new/gc<text:tab/>replace all with confirmations <text:line-break/>:.,$s/foo/bar/gi<text:tab/>replace all downwards, ignore case<text:line-break/>:.-10,.+10s/foo/bar/g<text:tab/>replace all within 10 lines distance<text:line-break/>&amp;<text:tab/>repeat last replace command without flags<text:line-break/>:&amp;&amp;<text:tab/>repeat last replace command with flags</text:p>
      <text:h text:style-name="Heading_20_2" text:outline-level="2">Regexp</text:h>
      <text:p text:style-name="Text_20_body">*<text:tab/>zero or more<text:line-break/>\?<text:tab/>zero or one<text:line-break/>\+<text:tab/>one or more</text:p>
      <text:h text:style-name="Heading_20_2" text:outline-level="2">Other</text:h>
      <text:p text:style-name="Text_20_body">u<text:tab/>undo <text:line-break/>.<text:tab/>redo </text:p>
      <text:p text:style-name="Text_20_body">~<text:tab/>toggle case<text:line-break/>g~&lt;Move&gt;<text:tab/>toggle case of characters specified by Move</text:p>
      <text:p text:style-name="Text_20_body">&gt;<text:tab/>indent<text:line-break/>&lt;<text:tab/>unindent<text:line-break/>:[range]&gt;[n]<text:tab/>indent n lines in range<text:line-break/>:[range]&lt;[n]<text:tab/>unindent n lines in ran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DejaVu Serif" svg:font-family="'DejaVu Serif', serif"/>
    <style:font-face style:name="Mangal1" svg:font-family="Mangal"/>
    <style:font-face style:name="SimSun1" svg:font-family="SimSun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3mm" draw:shadow-offset-y="3mm" draw:start-line-spacing-horizontal="2.83mm" draw:start-line-spacing-vertical="2.83mm" draw:end-line-spacing-horizontal="2.83mm" draw:end-line-spacing-vertical="2.83m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border-line-width-bottom="0.02mm 0.35mm 0.02mm" fo:padding="0mm" fo:border-left="none" fo:border-right="none" fo:border-top="none" fo:border-bottom="0.39mm double #808080"/>
      <style:text-properties fo:font-size="6pt"/>
    </style:style>
    <style:style style:name="Text_20_body" style:display-name="Text body" style:family="paragraph" style:parent-style-name="Standard" style:class="text">
      <style:paragraph-properties fo:margin-top="0mm" fo:margin-bottom="2.52mm"/>
      <style:text-properties style:font-name="DejaVu Serif" fo:font-size="8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4.98mm" style:type="center"/>
          <style:tab-stop style:position="169.99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4.98mm" style:type="center"/>
          <style:tab-stop style:position="169.99m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4.23mm" fo:margin-bottom="4.99m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mm" fo:margin-bottom="1.02mm" fo:text-align="center" style:justify-single-word="false" fo:background-color="#cccccc" fo:padding="0mm" fo:border-left="none" fo:border-right="none" fo:border-top="0.02mm solid #000000" fo:border-bottom="none" style:shadow="none">
        <style:background-image/>
      </style:paragraph-properties>
      <style:text-properties style:font-name="DejaVu Serif" fo:font-size="13pt" fo:font-weight="bold" style:font-name-asian="SimSun1" style:font-size-asian="18pt" style:font-weight-asian="bold" style:font-name-complex="Mangal1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0mm" fo:margin-bottom="4.99mm"/>
      </style:header-style>
      <style:footer-style/>
    </style:page-layout>
    <style:page-layout style:name="Mpm2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adjustment="left" style:rel-width="25%" style:color="#000000"/>
      </style:page-layout-properties>
      <style:header-style>
        <style:header-footer-properties fo:min-height="0mm" fo:margin-bottom="4.99mm"/>
      </style:header-style>
      <style:footer-style/>
    </style:page-layout>
    <style:page-layout style:name="Mpm3">
      <style:page-layout-properties fo:page-width="210.01mm" fo:page-height="297mm" style:num-format="1" style:print-orientation="portrait" fo:margin-top="10mm" fo:margin-bottom="10mm" fo:margin-left="10mm" fo:margin-right="10mm" fo:background-color="transparent" style:writing-mode="lr-tb" style:footnote-max-height="0mm">
        <style:background-image/>
        <style:columns fo:column-count="2" fo:column-gap="2.01mm">
          <style:column style:rel-width="5385*" fo:start-indent="0mm" fo:end-indent="1.01mm"/>
          <style:column style:rel-width="5387*" fo:start-indent="1.01mm" fo:end-indent="0mm"/>
        </style:columns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Endnote" style:page-layout-name="Mpm2">
      <style:header>
        <text:p text:style-name="Header"/>
      </style:header>
    </style:master-page>
    <style:master-page style:name="HTML" style:page-layout-name="Mpm3">
      <style:header>
        <text:h text:style-name="Heading_20_2" text:outline-level="2">vi CHEAT SHEET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My vi/vim cheatsheet</dc:title>
    <dc:date>2011-07-04T15:00:57.64</dc:date>
    <meta:generator>LibreOffice/3.3$Win32 LibreOffice_project/330m19$Build-202</meta:generator>
    <meta:editing-duration>PT8H53M17S</meta:editing-duration>
    <meta:editing-cycles>15</meta:editing-cycles>
    <meta:print-date>2011-07-04T14:44:45.67</meta:print-date>
    <meta:document-statistic meta:table-count="0" meta:image-count="0" meta:object-count="0" meta:page-count="1" meta:paragraph-count="62" meta:word-count="707" meta:character-count="3914"/>
  </office:meta>
</office:document-meta>
</file>